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style:style style:name="T1" style:family="text">
      <style:text-properties fo:font-size="24pt"/>
    </style:style>
  </office:automatic-styles>
  <office:body>
    <office:text>
      <text:h text:style-name="Standard" text:outline-level="2" loext:marker-style-name="T1"><text:bookmark-start text:name="mybookmark"/>foo<text:bookmark-end text:name="mybookmark"/> bar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4:13:19.625380222</meta:creation-date>
    <dc:date>2022-10-20T14:13:48.760895585</dc:date>
    <meta:editing-duration>PT31S</meta:editing-duration>
    <meta:editing-cycles>1</meta:editing-cycles>
    <meta:document-statistic meta:table-count="0" meta:image-count="0" meta:object-count="0" meta:page-count="1" meta:paragraph-count="2" meta:word-count="4" meta:character-count="6" meta:non-whitespace-character-count="6"/>
    <meta:generator>LibreOfficeDev/7.5.0.0.alpha0$Linux_X86_64 LibreOffice_project/df8891df1fa551bf99f5fb12070fa66514dc1409</meta:generator>
  </office:meta>
</office:document-meta>
</file>